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05cm" fo:min-width="6.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946cm" fo:min-width="5.996cm" fo:padding-top="0.177cm" fo:padding-bottom="0.177cm" fo:padding-left="0.302cm" fo:padding-right="0.302cm"/>
    </style:style>
    <style:style style:name="gr3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cm" svg:height="1.3cm" svg:x="11.7cm" svg:y="2.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6cm" svg:height="1.3cm" svg:x="11.7cm" svg:y="4.3cm">
          <text:p text:style-name="P1">Normaliz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6.4cm">
          <text:p text:style-name="P1">S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10.6cm">
          <text:p text:style-name="P1">Measure Distan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12.6cm">
          <text:p text:style-name="P1">Health Sco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14.6cm">
          <text:p text:style-name="P1">Decision Bounda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8.5cm">
          <text:p text:style-name="P1">Clu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3.5cm" svg:x2="15cm" svg:y2="4.3cm" draw:start-shape="id1" draw:start-glue-point="2" draw:end-shape="id2" draw:end-glue-point="0" svg:d="M15000 3500v800" svg:viewBox="0 0 1 801">
          <text:p/>
        </draw:connector>
        <draw:connector draw:style-name="gr3" draw:text-style-name="P1" draw:layer="layout" svg:x1="15cm" svg:y1="5.58cm" svg:x2="15cm" svg:y2="6.38cm" svg:d="M15000 5580v800" svg:viewBox="0 0 1 801">
          <text:p/>
        </draw:connector>
        <draw:connector draw:style-name="gr3" draw:text-style-name="P1" draw:layer="layout" svg:x1="15cm" svg:y1="7.68cm" svg:x2="15cm" svg:y2="8.48cm" svg:d="M15000 7680v800" svg:viewBox="0 0 1 801">
          <text:p/>
        </draw:connector>
        <draw:connector draw:style-name="gr3" draw:text-style-name="P1" draw:layer="layout" svg:x1="15cm" svg:y1="9.78cm" svg:x2="15cm" svg:y2="10.58cm" svg:d="M15000 9780v800" svg:viewBox="0 0 1 801">
          <text:p/>
        </draw:connector>
        <draw:connector draw:style-name="gr3" draw:text-style-name="P1" draw:layer="layout" svg:x1="15cm" svg:y1="11.88cm" svg:x2="15cm" svg:y2="12.68cm" svg:d="M15000 11880v800" svg:viewBox="0 0 1 801">
          <text:p/>
        </draw:connector>
        <draw:connector draw:style-name="gr3" draw:text-style-name="P1" draw:layer="layout" svg:x1="15cm" svg:y1="13.88cm" svg:x2="15cm" svg:y2="14.68cm" svg:d="M15000 1388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21:48:27.238359989</meta:creation-date>
    <dc:date>2018-10-05T22:07:30.456011137</dc:date>
    <meta:editing-duration>PT17S</meta:editing-duration>
    <meta:editing-cycles>1</meta:editing-cycles>
    <meta:document-statistic meta:object-count="13"/>
    <meta:generator>LibreOffice/6.0.3.2$Linux_X86_64 LibreOffice_project/00m0$Build-2</meta:generator>
  </office:meta>
</office:document-meta>
</file>